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3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4" style:family="table-cell" style:parent-style-name="Normal_32_3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Normal_32_3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Normal_32_3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Normal_32_3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table:number-columns-repeated="3" table:style-name="ce1"/>
          <table:table-cell office:value-type="string" table:style-name="ce2">
            <text:p>tiempo</text:p>
          </table:table-cell>
          <table:table-cell office:value-type="string" table:style-name="ce1">
            <text:p>EXPLICIT_EULER</text:p>
          </table:table-cell>
          <table:table-cell office:value-type="string" table:style-name="ce3">
            <text:p>SIMPLECTIC_EULER</text:p>
          </table:table-cell>
          <table:table-cell office:value-type="string" table:style-name="ce4">
            <text:p>HEUN</text:p>
          </table:table-cell>
          <table:table-cell office:value-type="string" table:style-name="ce1">
            <text:p>RK2</text:p>
          </table:table-cell>
          <table:table-cell office:value-type="string" table:style-name="ce7">
            <text:p>RK4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office:value-type="string" table:style-name="ce1">
            <text:p>paso</text:p>
          </table:table-cell>
          <table:table-cell table:number-columns-repeated="2" table:style-name="ce1"/>
          <table:table-cell office:value-type="float" office:value="0.04" table:style-name="ce2">
            <text:p>0,04</text:p>
          </table:table-cell>
          <table:table-cell office:value-type="float" office:value="26.521711" table:style-name="ce1">
            <text:p>26,521711</text:p>
          </table:table-cell>
          <table:table-cell office:value-type="float" office:value="26.483319999999999" table:style-name="ce3">
            <text:p>26,48332</text:p>
          </table:table-cell>
          <table:table-cell office:value-type="float" office:value="26.499307999999999" table:style-name="ce4">
            <text:p>26,499308</text:p>
          </table:table-cell>
          <table:table-cell office:value-type="float" office:value="26.496420000000001" table:style-name="ce1">
            <text:p>26,49642</text:p>
          </table:table-cell>
          <table:table-cell office:value-type="float" office:value="26.499565" table:style-name="ce7">
            <text:p>26,499565</text:p>
          </table:table-cell>
          <table:table-cell table:style-name="ce5">
            <draw:frame draw:z-index="1" draw:id="id0" draw:style-name="a0" draw:name="Gráfico 1" svg:x="0.71875in" svg:y="0.18229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office:value-type="float" office:value="0.4" table:style-name="ce1">
            <text:p>0,4</text:p>
          </table:table-cell>
          <table:table-cell table:number-columns-repeated="2" table:style-name="ce1"/>
          <table:table-cell office:value-type="float" office:value="0.08" table:style-name="ce2">
            <text:p>0,08</text:p>
          </table:table-cell>
          <table:table-cell office:value-type="float" office:value="26.528165999999999" table:style-name="ce1">
            <text:p>26,528166</text:p>
          </table:table-cell>
          <table:table-cell office:value-type="float" office:value="26.458168000000001" table:style-name="ce3">
            <text:p>26,458168</text:p>
          </table:table-cell>
          <table:table-cell office:value-type="float" office:value="26.490400000000001" table:style-name="ce4">
            <text:p>26,4904</text:p>
          </table:table-cell>
          <table:table-cell office:value-type="float" office:value="26.488109999999999" table:style-name="ce1">
            <text:p>26,48811</text:p>
          </table:table-cell>
          <table:table-cell office:value-type="float" office:value="26.491060000000001" table:style-name="ce7">
            <text:p>26,49106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 table:style-name="ce1"/>
          <table:table-cell office:value-type="float" office:value="0.12" table:style-name="ce2">
            <text:p>0,12</text:p>
          </table:table-cell>
          <table:table-cell office:value-type="float" office:value="26.528929999999999" table:style-name="ce1">
            <text:p>26,52893</text:p>
          </table:table-cell>
          <table:table-cell office:value-type="float" office:value="26.427613999999998" table:style-name="ce3">
            <text:p>26,427614</text:p>
          </table:table-cell>
          <table:table-cell office:value-type="float" office:value="26.475781999999999" table:style-name="ce4">
            <text:p>26,475782</text:p>
          </table:table-cell>
          <table:table-cell office:value-type="float" office:value="26.474108000000001" table:style-name="ce1">
            <text:p>26,474108</text:p>
          </table:table-cell>
          <table:table-cell office:value-type="float" office:value="26.476863999999999" table:style-name="ce7">
            <text:p>26,476864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office:value-type="string" table:style-name="ce1">
            <text:p>energia</text:p>
          </table:table-cell>
          <table:table-cell table:number-columns-repeated="2" table:style-name="ce1"/>
          <table:table-cell office:value-type="float" office:value="0.16" table:style-name="ce2">
            <text:p>0,16</text:p>
          </table:table-cell>
          <table:table-cell office:value-type="float" office:value="26.523772999999998" table:style-name="ce1">
            <text:p>26,523773</text:p>
          </table:table-cell>
          <table:table-cell office:value-type="float" office:value="26.391563000000001" table:style-name="ce3">
            <text:p>26,391563</text:p>
          </table:table-cell>
          <table:table-cell office:value-type="float" office:value="26.45524" table:style-name="ce4">
            <text:p>26,45524</text:p>
          </table:table-cell>
          <table:table-cell office:value-type="float" office:value="26.454215999999999" table:style-name="ce1">
            <text:p>26,454216</text:p>
          </table:table-cell>
          <table:table-cell office:value-type="float" office:value="26.456779999999998" table:style-name="ce7">
            <text:p>26,45678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 table:style-name="ce1"/>
          <table:table-cell office:value-type="float" office:value="0.19999998999999999" table:style-name="ce2">
            <text:p>0,19999999</text:p>
          </table:table-cell>
          <table:table-cell office:value-type="float" office:value="26.51239" table:style-name="ce1">
            <text:p>26,51239</text:p>
          </table:table-cell>
          <table:table-cell office:value-type="float" office:value="26.349845999999999" table:style-name="ce3">
            <text:p>26,349846</text:p>
          </table:table-cell>
          <table:table-cell office:value-type="float" office:value="26.428481999999999" table:style-name="ce4">
            <text:p>26,428482</text:p>
          </table:table-cell>
          <table:table-cell office:value-type="float" office:value="26.428144" table:style-name="ce1">
            <text:p>26,428144</text:p>
          </table:table-cell>
          <table:table-cell office:value-type="float" office:value="26.430513000000001" table:style-name="ce7">
            <text:p>26,430513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 table:style-name="ce1"/>
          <table:table-cell office:value-type="float" office:value="0.23999998" table:style-name="ce2">
            <text:p>0,23999998</text:p>
          </table:table-cell>
          <table:table-cell office:value-type="float" office:value="26.494394" table:style-name="ce1">
            <text:p>26,494394</text:p>
          </table:table-cell>
          <table:table-cell office:value-type="float" office:value="26.302216000000001" table:style-name="ce3">
            <text:p>26,302216</text:p>
          </table:table-cell>
          <table:table-cell office:value-type="float" office:value="26.395159" table:style-name="ce4">
            <text:p>26,395159</text:p>
          </table:table-cell>
          <table:table-cell office:value-type="float" office:value="26.395555000000002" table:style-name="ce1">
            <text:p>26,395555</text:p>
          </table:table-cell>
          <table:table-cell office:value-type="float" office:value="26.397724" table:style-name="ce7">
            <text:p>26,397724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 table:style-name="ce1"/>
          <table:table-cell office:value-type="float" office:value="0.27999996999999999" table:style-name="ce2">
            <text:p>0,27999997</text:p>
          </table:table-cell>
          <table:table-cell office:value-type="float" office:value="26.469349999999999" table:style-name="ce1">
            <text:p>26,46935</text:p>
          </table:table-cell>
          <table:table-cell office:value-type="float" office:value="26.248370000000001" table:style-name="ce3">
            <text:p>26,24837</text:p>
          </table:table-cell>
          <table:table-cell office:value-type="float" office:value="26.354876000000001" table:style-name="ce4">
            <text:p>26,354876</text:p>
          </table:table-cell>
          <table:table-cell office:value-type="float" office:value="26.356045000000002" table:style-name="ce1">
            <text:p>26,356045</text:p>
          </table:table-cell>
          <table:table-cell office:value-type="float" office:value="26.358007000000001" table:style-name="ce7">
            <text:p>26,358007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 table:style-name="ce1"/>
          <table:table-cell office:value-type="float" office:value="0.31999996000000003" table:style-name="ce2">
            <text:p>0,31999996</text:p>
          </table:table-cell>
          <table:table-cell office:value-type="float" office:value="26.436776999999999" table:style-name="ce1">
            <text:p>26,436777</text:p>
          </table:table-cell>
          <table:table-cell office:value-type="float" office:value="26.187951999999999" table:style-name="ce3">
            <text:p>26,187952</text:p>
          </table:table-cell>
          <table:table-cell office:value-type="float" office:value="26.307178" table:style-name="ce4">
            <text:p>26,307178</text:p>
          </table:table-cell>
          <table:table-cell office:value-type="float" office:value="26.309176999999998" table:style-name="ce1">
            <text:p>26,309177</text:p>
          </table:table-cell>
          <table:table-cell office:value-type="float" office:value="26.310929999999999" table:style-name="ce7">
            <text:p>26,31093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 table:style-name="ce1"/>
          <table:table-cell office:value-type="float" office:value="0.35999995000000001" table:style-name="ce2">
            <text:p>0,35999995</text:p>
          </table:table-cell>
          <table:table-cell office:value-type="float" office:value="26.396156000000001" table:style-name="ce1">
            <text:p>26,396156</text:p>
          </table:table-cell>
          <table:table-cell office:value-type="float" office:value="26.120573" table:style-name="ce3">
            <text:p>26,120573</text:p>
          </table:table-cell>
          <table:table-cell office:value-type="float" office:value="26.251612000000002" table:style-name="ce4">
            <text:p>26,251612</text:p>
          </table:table-cell>
          <table:table-cell office:value-type="float" office:value="26.254491999999999" table:style-name="ce1">
            <text:p>26,254492</text:p>
          </table:table-cell>
          <table:table-cell office:value-type="float" office:value="26.256025000000001" table:style-name="ce7">
            <text:p>26,256025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 table:style-name="ce1"/>
          <table:table-cell office:value-type="float" office:value="0.39999994999999999" table:style-name="ce2">
            <text:p>0,39999995</text:p>
          </table:table-cell>
          <table:table-cell office:value-type="float" office:value="26.346955999999999" table:style-name="ce1">
            <text:p>26,346956</text:p>
          </table:table-cell>
          <table:table-cell office:value-type="float" office:value="26.045815999999999" table:style-name="ce3">
            <text:p>26,045816</text:p>
          </table:table-cell>
          <table:table-cell office:value-type="float" office:value="26.1877" table:style-name="ce4">
            <text:p>26,1877</text:p>
          </table:table-cell>
          <table:table-cell office:value-type="float" office:value="26.191510000000001" table:style-name="ce1">
            <text:p>26,19151</text:p>
          </table:table-cell>
          <table:table-cell office:value-type="float" office:value="26.192822" table:style-name="ce7">
            <text:p>26,192822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 table:style-name="ce1"/>
          <table:table-cell office:value-type="float" office:value="0.43999993999999998" table:style-name="ce2">
            <text:p>0,43999994</text:p>
          </table:table-cell>
          <table:table-cell office:value-type="float" office:value="26.288644999999999" table:style-name="ce1">
            <text:p>26,288645</text:p>
          </table:table-cell>
          <table:table-cell office:value-type="float" office:value="25.963263999999999" table:style-name="ce3">
            <text:p>25,963264</text:p>
          </table:table-cell>
          <table:table-cell office:value-type="float" office:value="26.114979000000002" table:style-name="ce4">
            <text:p>26,114979</text:p>
          </table:table-cell>
          <table:table-cell office:value-type="float" office:value="26.119768000000001" table:style-name="ce1">
            <text:p>26,119768</text:p>
          </table:table-cell>
          <table:table-cell office:value-type="float" office:value="26.120844000000002" table:style-name="ce7">
            <text:p>26,120844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 table:style-name="ce1"/>
          <table:table-cell office:value-type="float" office:value="0.47999993000000002" table:style-name="ce2">
            <text:p>0,47999993</text:p>
          </table:table-cell>
          <table:table-cell office:value-type="float" office:value="26.220714999999998" table:style-name="ce1">
            <text:p>26,220715</text:p>
          </table:table-cell>
          <table:table-cell office:value-type="float" office:value="25.872501" table:style-name="ce3">
            <text:p>25,872501</text:p>
          </table:table-cell>
          <table:table-cell office:value-type="float" office:value="26.032999" table:style-name="ce4">
            <text:p>26,032999</text:p>
          </table:table-cell>
          <table:table-cell office:value-type="float" office:value="26.038815" table:style-name="ce1">
            <text:p>26,038815</text:p>
          </table:table-cell>
          <table:table-cell office:value-type="float" office:value="26.039653999999999" table:style-name="ce7">
            <text:p>26,039654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 table:style-name="ce1"/>
          <table:table-cell office:value-type="float" office:value="0.51999989999999996" table:style-name="ce2">
            <text:p>0,5199999</text:p>
          </table:table-cell>
          <table:table-cell office:value-type="float" office:value="26.142672000000001" table:style-name="ce1">
            <text:p>26,142672</text:p>
          </table:table-cell>
          <table:table-cell office:value-type="float" office:value="25.773147999999999" table:style-name="ce3">
            <text:p>25,773148</text:p>
          </table:table-cell>
          <table:table-cell office:value-type="float" office:value="25.941357" table:style-name="ce4">
            <text:p>25,941357</text:p>
          </table:table-cell>
          <table:table-cell office:value-type="float" office:value="25.948235" table:style-name="ce1">
            <text:p>25,948235</text:p>
          </table:table-cell>
          <table:table-cell office:value-type="float" office:value="25.948830000000001" table:style-name="ce7">
            <text:p>25,94883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 table:style-name="ce1"/>
          <table:table-cell office:value-type="float" office:value="0.55999993999999997" table:style-name="ce2">
            <text:p>0,55999994</text:p>
          </table:table-cell>
          <table:table-cell office:value-type="float" office:value="26.054086999999999" table:style-name="ce1">
            <text:p>26,054087</text:p>
          </table:table-cell>
          <table:table-cell office:value-type="float" office:value="25.664846000000001" table:style-name="ce3">
            <text:p>25,664846</text:p>
          </table:table-cell>
          <table:table-cell office:value-type="float" office:value="25.839687000000001" table:style-name="ce4">
            <text:p>25,839687</text:p>
          </table:table-cell>
          <table:table-cell office:value-type="float" office:value="25.847671999999999" table:style-name="ce1">
            <text:p>25,847672</text:p>
          </table:table-cell>
          <table:table-cell office:value-type="float" office:value="25.848013000000002" table:style-name="ce7">
            <text:p>25,848013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 table:style-name="ce1"/>
          <table:table-cell office:value-type="float" office:value="0.59999996" table:style-name="ce2">
            <text:p>0,59999996</text:p>
          </table:table-cell>
          <table:table-cell office:value-type="float" office:value="25.954581999999998" table:style-name="ce1">
            <text:p>25,954582</text:p>
          </table:table-cell>
          <table:table-cell office:value-type="float" office:value="25.547298000000001" table:style-name="ce3">
            <text:p>25,547298</text:p>
          </table:table-cell>
          <table:table-cell office:value-type="float" office:value="25.727699999999999" table:style-name="ce4">
            <text:p>25,7277</text:p>
          </table:table-cell>
          <table:table-cell office:value-type="float" office:value="25.736816000000001" table:style-name="ce1">
            <text:p>25,736816</text:p>
          </table:table-cell>
          <table:table-cell office:value-type="float" office:value="25.736903999999999" table:style-name="ce7">
            <text:p>25,736904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/>
          <table:table-cell office:value-type="float" office:value="0.64" table:style-name="ce2">
            <text:p>0,64</text:p>
          </table:table-cell>
          <table:table-cell office:value-type="float" office:value="25.843857" table:style-name="ce1">
            <text:p>25,843857</text:p>
          </table:table-cell>
          <table:table-cell office:value-type="float" office:value="25.420273000000002" table:style-name="ce3">
            <text:p>25,420273</text:p>
          </table:table-cell>
          <table:table-cell office:value-type="float" office:value="25.605167000000002" table:style-name="ce4">
            <text:p>25,605167</text:p>
          </table:table-cell>
          <table:table-cell office:value-type="float" office:value="25.615435000000002" table:style-name="ce1">
            <text:p>25,615435</text:p>
          </table:table-cell>
          <table:table-cell office:value-type="float" office:value="25.615273999999999" table:style-name="ce7">
            <text:p>25,615274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/>
          <table:table-cell office:value-type="float" office:value="0.68" table:style-name="ce2">
            <text:p>0,68</text:p>
          </table:table-cell>
          <table:table-cell office:value-type="float" office:value="25.721691" table:style-name="ce1">
            <text:p>25,721691</text:p>
          </table:table-cell>
          <table:table-cell office:value-type="float" office:value="25.283598000000001" table:style-name="ce3">
            <text:p>25,283598</text:p>
          </table:table-cell>
          <table:table-cell office:value-type="float" office:value="25.47195" table:style-name="ce4">
            <text:p>25,47195</text:p>
          </table:table-cell>
          <table:table-cell office:value-type="float" office:value="25.483381000000001" table:style-name="ce1">
            <text:p>25,483381</text:p>
          </table:table-cell>
          <table:table-cell office:value-type="float" office:value="25.482970999999999" table:style-name="ce7">
            <text:p>25,482971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/>
          <table:table-cell office:value-type="float" office:value="0.72" table:style-name="ce2">
            <text:p>0,72</text:p>
          </table:table-cell>
          <table:table-cell office:value-type="float" office:value="25.587965000000001" table:style-name="ce1">
            <text:p>25,587965</text:p>
          </table:table-cell>
          <table:table-cell office:value-type="float" office:value="25.137191999999999" table:style-name="ce3">
            <text:p>25,137192</text:p>
          </table:table-cell>
          <table:table-cell office:value-type="float" office:value="25.327995000000001" table:style-name="ce4">
            <text:p>25,327995</text:p>
          </table:table-cell>
          <table:table-cell office:value-type="float" office:value="25.340585999999998" table:style-name="ce1">
            <text:p>25,340586</text:p>
          </table:table-cell>
          <table:table-cell office:value-type="float" office:value="25.339935000000001" table:style-name="ce7">
            <text:p>25,339935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/>
          <table:table-cell office:value-type="float" office:value="0.76000005000000004" table:style-name="ce2">
            <text:p>0,76000005</text:p>
          </table:table-cell>
          <table:table-cell office:value-type="float" office:value="25.442647999999998" table:style-name="ce1">
            <text:p>25,442648</text:p>
          </table:table-cell>
          <table:table-cell office:value-type="float" office:value="24.981055999999999" table:style-name="ce3">
            <text:p>24,981056</text:p>
          </table:table-cell>
          <table:table-cell office:value-type="float" office:value="25.17334" table:style-name="ce4">
            <text:p>25,17334</text:p>
          </table:table-cell>
          <table:table-cell office:value-type="float" office:value="25.187087999999999" table:style-name="ce1">
            <text:p>25,187088</text:p>
          </table:table-cell>
          <table:table-cell office:value-type="float" office:value="25.186199999999999" table:style-name="ce7">
            <text:p>25,1862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/>
          <table:table-cell office:value-type="float" office:value="0.80000009999999999" table:style-name="ce2">
            <text:p>0,8000001</text:p>
          </table:table-cell>
          <table:table-cell office:value-type="float" office:value="25.285822" table:style-name="ce1">
            <text:p>25,285822</text:p>
          </table:table-cell>
          <table:table-cell office:value-type="float" office:value="24.815279" table:style-name="ce3">
            <text:p>24,815279</text:p>
          </table:table-cell>
          <table:table-cell office:value-type="float" office:value="25.008123000000001" table:style-name="ce4">
            <text:p>25,008123</text:p>
          </table:table-cell>
          <table:table-cell office:value-type="float" office:value="25.023005999999999" table:style-name="ce1">
            <text:p>25,023006</text:p>
          </table:table-cell>
          <table:table-cell office:value-type="float" office:value="25.021882999999999" table:style-name="ce7">
            <text:p>25,021883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/>
          <table:table-cell office:value-type="float" office:value="0.84000010000000003" table:style-name="ce2">
            <text:p>0,8400001</text:p>
          </table:table-cell>
          <table:table-cell office:value-type="float" office:value="25.117667999999998" table:style-name="ce1">
            <text:p>25,117668</text:p>
          </table:table-cell>
          <table:table-cell office:value-type="float" office:value="24.640046999999999" table:style-name="ce3">
            <text:p>24,640047</text:p>
          </table:table-cell>
          <table:table-cell office:value-type="float" office:value="24.832571000000002" table:style-name="ce4">
            <text:p>24,832571</text:p>
          </table:table-cell>
          <table:table-cell office:value-type="float" office:value="24.848566000000002" table:style-name="ce1">
            <text:p>24,848566</text:p>
          </table:table-cell>
          <table:table-cell office:value-type="float" office:value="24.847214000000001" table:style-name="ce7">
            <text:p>24,847214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/>
          <table:table-cell office:value-type="float" office:value="0.88000009999999995" table:style-name="ce2">
            <text:p>0,8800001</text:p>
          </table:table-cell>
          <table:table-cell office:value-type="float" office:value="24.938472999999998" table:style-name="ce1">
            <text:p>24,938473</text:p>
          </table:table-cell>
          <table:table-cell office:value-type="float" office:value="24.455632999999999" table:style-name="ce3">
            <text:p>24,455633</text:p>
          </table:table-cell>
          <table:table-cell office:value-type="float" office:value="24.647010000000002" table:style-name="ce4">
            <text:p>24,64701</text:p>
          </table:table-cell>
          <table:table-cell office:value-type="float" office:value="24.664078" table:style-name="ce1">
            <text:p>24,664078</text:p>
          </table:table-cell>
          <table:table-cell office:value-type="float" office:value="24.662516" table:style-name="ce7">
            <text:p>24,662516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/>
          <table:table-cell office:value-type="float" office:value="0.92000013999999997" table:style-name="ce2">
            <text:p>0,92000014</text:p>
          </table:table-cell>
          <table:table-cell office:value-type="float" office:value="24.748629000000001" table:style-name="ce1">
            <text:p>24,748629</text:p>
          </table:table-cell>
          <table:table-cell office:value-type="float" office:value="24.262398000000001" table:style-name="ce3">
            <text:p>24,262398</text:p>
          </table:table-cell>
          <table:table-cell office:value-type="float" office:value="24.451857" table:style-name="ce4">
            <text:p>24,451857</text:p>
          </table:table-cell>
          <table:table-cell office:value-type="float" office:value="24.469947999999999" table:style-name="ce1">
            <text:p>24,469948</text:p>
          </table:table-cell>
          <table:table-cell office:value-type="float" office:value="24.468184000000001" table:style-name="ce7">
            <text:p>24,468184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/>
          <table:table-cell office:value-type="float" office:value="0.96000015999999999" table:style-name="ce2">
            <text:p>0,96000016</text:p>
          </table:table-cell>
          <table:table-cell office:value-type="float" office:value="24.54862" table:style-name="ce1">
            <text:p>24,54862</text:p>
          </table:table-cell>
          <table:table-cell office:value-type="float" office:value="24.060787000000001" table:style-name="ce3">
            <text:p>24,060787</text:p>
          </table:table-cell>
          <table:table-cell office:value-type="float" office:value="24.247613999999999" table:style-name="ce4">
            <text:p>24,247614</text:p>
          </table:table-cell>
          <table:table-cell office:value-type="float" office:value="24.266673999999998" table:style-name="ce1">
            <text:p>24,266674</text:p>
          </table:table-cell>
          <table:table-cell office:value-type="float" office:value="24.264720000000001" table:style-name="ce7">
            <text:p>24,26472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/>
          <table:table-cell office:value-type="float" office:value="1.0000001000000001" table:style-name="ce2">
            <text:p>1,0000001</text:p>
          </table:table-cell>
          <table:table-cell office:value-type="float" office:value="24.339030999999999" table:style-name="ce1">
            <text:p>24,339031</text:p>
          </table:table-cell>
          <table:table-cell office:value-type="float" office:value="23.851326" table:style-name="ce3">
            <text:p>23,851326</text:p>
          </table:table-cell>
          <table:table-cell office:value-type="float" office:value="24.034859000000001" table:style-name="ce4">
            <text:p>24,034859</text:p>
          </table:table-cell>
          <table:table-cell office:value-type="float" office:value="24.054825000000001" table:style-name="ce1">
            <text:p>24,054825</text:p>
          </table:table-cell>
          <table:table-cell office:value-type="float" office:value="24.052702" table:style-name="ce7">
            <text:p>24,052702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/>
          <table:table-cell office:value-type="float" office:value="1.0400001000000001" table:style-name="ce2">
            <text:p>1,0400001</text:p>
          </table:table-cell>
          <table:table-cell office:value-type="float" office:value="24.120522000000001" table:style-name="ce1">
            <text:p>24,120522</text:p>
          </table:table-cell>
          <table:table-cell office:value-type="float" office:value="23.634616999999999" table:style-name="ce3">
            <text:p>23,634617</text:p>
          </table:table-cell>
          <table:table-cell office:value-type="float" office:value="23.814250000000001" table:style-name="ce4">
            <text:p>23,81425</text:p>
          </table:table-cell>
          <table:table-cell office:value-type="float" office:value="23.835049000000001" table:style-name="ce1">
            <text:p>23,835049</text:p>
          </table:table-cell>
          <table:table-cell office:value-type="float" office:value="23.832771000000001" table:style-name="ce7">
            <text:p>23,832771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/>
          <table:table-cell office:value-type="float" office:value="1.08" table:style-name="ce2">
            <text:p>1,08</text:p>
          </table:table-cell>
          <table:table-cell office:value-type="float" office:value="23.893827000000002" table:style-name="ce1">
            <text:p>23,893827</text:p>
          </table:table-cell>
          <table:table-cell office:value-type="float" office:value="23.411314000000001" table:style-name="ce3">
            <text:p>23,411314</text:p>
          </table:table-cell>
          <table:table-cell office:value-type="float" office:value="23.586501999999999" table:style-name="ce4">
            <text:p>23,586502</text:p>
          </table:table-cell>
          <table:table-cell office:value-type="float" office:value="23.608059000000001" table:style-name="ce1">
            <text:p>23,608059</text:p>
          </table:table-cell>
          <table:table-cell office:value-type="float" office:value="23.605640000000001" table:style-name="ce7">
            <text:p>23,60564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/>
          <table:table-cell office:value-type="float" office:value="1.1200000000000001" table:style-name="ce2">
            <text:p>1,12</text:p>
          </table:table-cell>
          <table:table-cell office:value-type="float" office:value="23.659763000000002" table:style-name="ce1">
            <text:p>23,659763</text:p>
          </table:table-cell>
          <table:table-cell office:value-type="float" office:value="23.18214" table:style-name="ce3">
            <text:p>23,18214</text:p>
          </table:table-cell>
          <table:table-cell office:value-type="float" office:value="23.352383" table:style-name="ce4">
            <text:p>23,352383</text:p>
          </table:table-cell>
          <table:table-cell office:value-type="float" office:value="23.374621999999999" table:style-name="ce1">
            <text:p>23,374622</text:p>
          </table:table-cell>
          <table:table-cell office:value-type="float" office:value="23.37208" table:style-name="ce7">
            <text:p>23,37208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/>
          <table:table-cell office:value-type="float" office:value="1.1599999999999999" table:style-name="ce2">
            <text:p>1,16</text:p>
          </table:table-cell>
          <table:table-cell office:value-type="float" office:value="23.419180000000001" table:style-name="ce1">
            <text:p>23,41918</text:p>
          </table:table-cell>
          <table:table-cell office:value-type="float" office:value="22.947859000000001" table:style-name="ce3">
            <text:p>22,947859</text:p>
          </table:table-cell>
          <table:table-cell office:value-type="float" office:value="23.112719999999999" table:style-name="ce4">
            <text:p>23,11272</text:p>
          </table:table-cell>
          <table:table-cell office:value-type="float" office:value="23.135543999999999" table:style-name="ce1">
            <text:p>23,135544</text:p>
          </table:table-cell>
          <table:table-cell office:value-type="float" office:value="23.132895999999999" table:style-name="ce7">
            <text:p>23,132896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/>
          <table:table-cell office:value-type="float" office:value="1.1999998999999999" table:style-name="ce2">
            <text:p>1,1999999</text:p>
          </table:table-cell>
          <table:table-cell office:value-type="float" office:value="23.172981" table:style-name="ce1">
            <text:p>23,172981</text:p>
          </table:table-cell>
          <table:table-cell office:value-type="float" office:value="22.709267000000001" table:style-name="ce3">
            <text:p>22,709267</text:p>
          </table:table-cell>
          <table:table-cell office:value-type="float" office:value="22.868351000000001" table:style-name="ce4">
            <text:p>22,868351</text:p>
          </table:table-cell>
          <table:table-cell office:value-type="float" office:value="22.891681999999999" table:style-name="ce1">
            <text:p>22,891682</text:p>
          </table:table-cell>
          <table:table-cell office:value-type="float" office:value="22.888947000000002" table:style-name="ce7">
            <text:p>22,888947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/>
          <table:table-cell office:value-type="float" office:value="1.2399998999999999" table:style-name="ce2">
            <text:p>1,2399999</text:p>
          </table:table-cell>
          <table:table-cell office:value-type="float" office:value="22.922111999999998" table:style-name="ce1">
            <text:p>22,922112</text:p>
          </table:table-cell>
          <table:table-cell office:value-type="float" office:value="22.467189999999999" table:style-name="ce3">
            <text:p>22,46719</text:p>
          </table:table-cell>
          <table:table-cell office:value-type="float" office:value="22.620161" table:style-name="ce4">
            <text:p>22,620161</text:p>
          </table:table-cell>
          <table:table-cell office:value-type="float" office:value="22.643902000000001" table:style-name="ce1">
            <text:p>22,643902</text:p>
          </table:table-cell>
          <table:table-cell office:value-type="float" office:value="22.641093999999999" table:style-name="ce7">
            <text:p>22,641094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/>
          <table:table-cell office:value-type="float" office:value="1.2799999" table:style-name="ce2">
            <text:p>1,2799999</text:p>
          </table:table-cell>
          <table:table-cell office:value-type="float" office:value="22.667522000000002" table:style-name="ce1">
            <text:p>22,667522</text:p>
          </table:table-cell>
          <table:table-cell office:value-type="float" office:value="22.222473000000001" table:style-name="ce3">
            <text:p>22,222473</text:p>
          </table:table-cell>
          <table:table-cell office:value-type="float" office:value="22.369033999999999" table:style-name="ce4">
            <text:p>22,369034</text:p>
          </table:table-cell>
          <table:table-cell office:value-type="float" office:value="22.393090999999998" table:style-name="ce1">
            <text:p>22,393091</text:p>
          </table:table-cell>
          <table:table-cell office:value-type="float" office:value="22.390236000000002" table:style-name="ce7">
            <text:p>22,390236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/>
          <table:table-cell office:value-type="float" office:value="1.3199997999999999" table:style-name="ce2">
            <text:p>1,3199998</text:p>
          </table:table-cell>
          <table:table-cell office:value-type="float" office:value="22.41019" table:style-name="ce1">
            <text:p>22,41019</text:p>
          </table:table-cell>
          <table:table-cell office:value-type="float" office:value="21.975961999999999" table:style-name="ce3">
            <text:p>21,975962</text:p>
          </table:table-cell>
          <table:table-cell office:value-type="float" office:value="22.115866" table:style-name="ce4">
            <text:p>22,115866</text:p>
          </table:table-cell>
          <table:table-cell office:value-type="float" office:value="22.140156000000001" table:style-name="ce1">
            <text:p>22,140156</text:p>
          </table:table-cell>
          <table:table-cell office:value-type="float" office:value="22.137266" table:style-name="ce7">
            <text:p>22,137266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/>
          <table:table-cell office:value-type="float" office:value="1.3599998" table:style-name="ce2">
            <text:p>1,3599998</text:p>
          </table:table-cell>
          <table:table-cell office:value-type="float" office:value="22.151081000000001" table:style-name="ce1">
            <text:p>22,151081</text:p>
          </table:table-cell>
          <table:table-cell office:value-type="float" office:value="21.72851" table:style-name="ce3">
            <text:p>21,72851</text:p>
          </table:table-cell>
          <table:table-cell office:value-type="float" office:value="21.861553000000001" table:style-name="ce4">
            <text:p>21,861553</text:p>
          </table:table-cell>
          <table:table-cell office:value-type="float" office:value="21.88598" table:style-name="ce1">
            <text:p>21,88598</text:p>
          </table:table-cell>
          <table:table-cell office:value-type="float" office:value="21.883074000000001" table:style-name="ce7">
            <text:p>21,883074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/>
          <table:table-cell office:value-type="float" office:value="1.3999997" table:style-name="ce2">
            <text:p>1,3999997</text:p>
          </table:table-cell>
          <table:table-cell office:value-type="float" office:value="21.891162999999999" table:style-name="ce1">
            <text:p>21,891163</text:p>
          </table:table-cell>
          <table:table-cell office:value-type="float" office:value="21.48095" table:style-name="ce3">
            <text:p>21,48095</text:p>
          </table:table-cell>
          <table:table-cell office:value-type="float" office:value="21.606974000000001" table:style-name="ce4">
            <text:p>21,606974</text:p>
          </table:table-cell>
          <table:table-cell office:value-type="float" office:value="21.631447000000001" table:style-name="ce1">
            <text:p>21,631447</text:p>
          </table:table-cell>
          <table:table-cell office:value-type="float" office:value="21.628540000000001" table:style-name="ce7">
            <text:p>21,62854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/>
          <table:table-cell office:value-type="float" office:value="1.4399997" table:style-name="ce2">
            <text:p>1,4399997</text:p>
          </table:table-cell>
          <table:table-cell office:value-type="float" office:value="21.631378000000002" table:style-name="ce1">
            <text:p>21,631378</text:p>
          </table:table-cell>
          <table:table-cell office:value-type="float" office:value="21.234103999999999" table:style-name="ce3">
            <text:p>21,234104</text:p>
          </table:table-cell>
          <table:table-cell office:value-type="float" office:value="21.352989999999998" table:style-name="ce4">
            <text:p>21,35299</text:p>
          </table:table-cell>
          <table:table-cell office:value-type="float" office:value="21.377421999999999" table:style-name="ce1">
            <text:p>21,377422</text:p>
          </table:table-cell>
          <table:table-cell office:value-type="float" office:value="21.374524999999998" table:style-name="ce7">
            <text:p>21,374525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/>
          <table:table-cell office:value-type="float" office:value="1.4799997" table:style-name="ce2">
            <text:p>1,4799997</text:p>
          </table:table-cell>
          <table:table-cell office:value-type="float" office:value="21.372638999999999" table:style-name="ce1">
            <text:p>21,372639</text:p>
          </table:table-cell>
          <table:table-cell office:value-type="float" office:value="20.988754" table:style-name="ce3">
            <text:p>20,988754</text:p>
          </table:table-cell>
          <table:table-cell office:value-type="float" office:value="21.100421999999998" table:style-name="ce4">
            <text:p>21,100422</text:p>
          </table:table-cell>
          <table:table-cell office:value-type="float" office:value="21.124732999999999" table:style-name="ce1">
            <text:p>21,124733</text:p>
          </table:table-cell>
          <table:table-cell office:value-type="float" office:value="21.121867999999999" table:style-name="ce7">
            <text:p>21,121868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/>
          <table:table-cell office:value-type="float" office:value="1.5199996" table:style-name="ce2">
            <text:p>1,5199996</text:p>
          </table:table-cell>
          <table:table-cell office:value-type="float" office:value="21.115836999999999" table:style-name="ce1">
            <text:p>21,115837</text:p>
          </table:table-cell>
          <table:table-cell office:value-type="float" office:value="20.745671999999999" table:style-name="ce3">
            <text:p>20,745672</text:p>
          </table:table-cell>
          <table:table-cell office:value-type="float" office:value="20.850076999999999" table:style-name="ce4">
            <text:p>20,850077</text:p>
          </table:table-cell>
          <table:table-cell office:value-type="float" office:value="20.874186000000002" table:style-name="ce1">
            <text:p>20,874186</text:p>
          </table:table-cell>
          <table:table-cell office:value-type="float" office:value="20.871365000000001" table:style-name="ce7">
            <text:p>20,871365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/>
          <table:table-cell office:value-type="float" office:value="1.5599996" table:style-name="ce2">
            <text:p>1,5599996</text:p>
          </table:table-cell>
          <table:table-cell office:value-type="float" office:value="20.861809999999998" table:style-name="ce1">
            <text:p>20,86181</text:p>
          </table:table-cell>
          <table:table-cell office:value-type="float" office:value="20.505575" table:style-name="ce3">
            <text:p>20,505575</text:p>
          </table:table-cell>
          <table:table-cell office:value-type="float" office:value="20.602709999999998" table:style-name="ce4">
            <text:p>20,60271</text:p>
          </table:table-cell>
          <table:table-cell office:value-type="float" office:value="20.626539999999999" table:style-name="ce1">
            <text:p>20,62654</text:p>
          </table:table-cell>
          <table:table-cell office:value-type="float" office:value="20.623777" table:style-name="ce7">
            <text:p>20,623777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/>
          <table:table-cell office:value-type="float" office:value="1.5999995" table:style-name="ce2">
            <text:p>1,5999995</text:p>
          </table:table-cell>
          <table:table-cell office:value-type="float" office:value="20.611355" table:style-name="ce1">
            <text:p>20,611355</text:p>
          </table:table-cell>
          <table:table-cell office:value-type="float" office:value="20.269141999999999" table:style-name="ce3">
            <text:p>20,269142</text:p>
          </table:table-cell>
          <table:table-cell office:value-type="float" office:value="20.359034999999999" table:style-name="ce4">
            <text:p>20,359035</text:p>
          </table:table-cell>
          <table:table-cell office:value-type="float" office:value="20.382511000000001" table:style-name="ce1">
            <text:p>20,382511</text:p>
          </table:table-cell>
          <table:table-cell office:value-type="float" office:value="20.379823999999999" table:style-name="ce7">
            <text:p>20,379824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/>
          <table:table-cell office:value-type="float" office:value="1.6399995000000001" table:style-name="ce2">
            <text:p>1,6399995</text:p>
          </table:table-cell>
          <table:table-cell office:value-type="float" office:value="20.365214999999999" table:style-name="ce1">
            <text:p>20,365215</text:p>
          </table:table-cell>
          <table:table-cell office:value-type="float" office:value="20.037006000000002" table:style-name="ce3">
            <text:p>20,037006</text:p>
          </table:table-cell>
          <table:table-cell office:value-type="float" office:value="20.119720000000001" table:style-name="ce4">
            <text:p>20,11972</text:p>
          </table:table-cell>
          <table:table-cell office:value-type="float" office:value="20.142776000000001" table:style-name="ce1">
            <text:p>20,142776</text:p>
          </table:table-cell>
          <table:table-cell office:value-type="float" office:value="20.140167000000002" table:style-name="ce7">
            <text:p>20,140167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/>
          <table:table-cell office:value-type="float" office:value="1.6799995000000001" table:style-name="ce2">
            <text:p>1,6799995</text:p>
          </table:table-cell>
          <table:table-cell office:value-type="float" office:value="20.124082999999999" table:style-name="ce1">
            <text:p>20,124083</text:p>
          </table:table-cell>
          <table:table-cell office:value-type="float" office:value="19.809746000000001" table:style-name="ce3">
            <text:p>19,809746</text:p>
          </table:table-cell>
          <table:table-cell office:value-type="float" office:value="19.885368" table:style-name="ce4">
            <text:p>19,885368</text:p>
          </table:table-cell>
          <table:table-cell office:value-type="float" office:value="19.907948000000001" table:style-name="ce1">
            <text:p>19,907948</text:p>
          </table:table-cell>
          <table:table-cell office:value-type="float" office:value="19.905429999999999" table:style-name="ce7">
            <text:p>19,90543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/>
          <table:table-cell office:value-type="float" office:value="1.7199994000000001" table:style-name="ce2">
            <text:p>1,7199994</text:p>
          </table:table-cell>
          <table:table-cell office:value-type="float" office:value="19.888584000000002" table:style-name="ce1">
            <text:p>19,888584</text:p>
          </table:table-cell>
          <table:table-cell office:value-type="float" office:value="19.587893000000001" table:style-name="ce3">
            <text:p>19,587893</text:p>
          </table:table-cell>
          <table:table-cell office:value-type="float" office:value="19.656549999999999" table:style-name="ce4">
            <text:p>19,65655</text:p>
          </table:table-cell>
          <table:table-cell office:value-type="float" office:value="19.678592999999999" table:style-name="ce1">
            <text:p>19,678593</text:p>
          </table:table-cell>
          <table:table-cell office:value-type="float" office:value="19.676178" table:style-name="ce7">
            <text:p>19,676178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/>
          <table:table-cell office:value-type="float" office:value="1.7599994000000001" table:style-name="ce2">
            <text:p>1,7599994</text:p>
          </table:table-cell>
          <table:table-cell office:value-type="float" office:value="19.659286000000002" table:style-name="ce1">
            <text:p>19,659286</text:p>
          </table:table-cell>
          <table:table-cell office:value-type="float" office:value="19.371922999999999" table:style-name="ce3">
            <text:p>19,371923</text:p>
          </table:table-cell>
          <table:table-cell office:value-type="float" office:value="19.433759999999999" table:style-name="ce4">
            <text:p>19,43376</text:p>
          </table:table-cell>
          <table:table-cell office:value-type="float" office:value="19.455220000000001" table:style-name="ce1">
            <text:p>19,45522</text:p>
          </table:table-cell>
          <table:table-cell office:value-type="float" office:value="19.452915000000001" table:style-name="ce7">
            <text:p>19,452915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/>
          <table:table-cell office:value-type="float" office:value="1.7999993999999999" table:style-name="ce2">
            <text:p>1,7999994</text:p>
          </table:table-cell>
          <table:table-cell office:value-type="float" office:value="19.436703000000001" table:style-name="ce1">
            <text:p>19,436703</text:p>
          </table:table-cell>
          <table:table-cell office:value-type="float" office:value="19.162251999999999" table:style-name="ce3">
            <text:p>19,162252</text:p>
          </table:table-cell>
          <table:table-cell office:value-type="float" office:value="19.217452999999999" table:style-name="ce4">
            <text:p>19,217453</text:p>
          </table:table-cell>
          <table:table-cell office:value-type="float" office:value="19.238281000000001" table:style-name="ce1">
            <text:p>19,238281</text:p>
          </table:table-cell>
          <table:table-cell office:value-type="float" office:value="19.2361" table:style-name="ce7">
            <text:p>19,2361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/>
          <table:table-cell office:value-type="float" office:value="1.8399992999999999" table:style-name="ce2">
            <text:p>1,8399993</text:p>
          </table:table-cell>
          <table:table-cell office:value-type="float" office:value="19.221274999999999" table:style-name="ce1">
            <text:p>19,221275</text:p>
          </table:table-cell>
          <table:table-cell office:value-type="float" office:value="18.959247999999999" table:style-name="ce3">
            <text:p>18,959248</text:p>
          </table:table-cell>
          <table:table-cell office:value-type="float" office:value="19.008009999999999" table:style-name="ce4">
            <text:p>19,00801</text:p>
          </table:table-cell>
          <table:table-cell office:value-type="float" office:value="19.028172000000001" table:style-name="ce1">
            <text:p>19,028172</text:p>
          </table:table-cell>
          <table:table-cell office:value-type="float" office:value="19.026114" table:style-name="ce7">
            <text:p>19,026114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/>
          <table:table-cell office:value-type="float" office:value="1.8799992999999999" table:style-name="ce2">
            <text:p>1,8799993</text:p>
          </table:table-cell>
          <table:table-cell office:value-type="float" office:value="19.013390000000001" table:style-name="ce1">
            <text:p>19,01339</text:p>
          </table:table-cell>
          <table:table-cell office:value-type="float" office:value="18.76322" table:style-name="ce3">
            <text:p>18,76322</text:p>
          </table:table-cell>
          <table:table-cell office:value-type="float" office:value="18.805769999999999" table:style-name="ce4">
            <text:p>18,80577</text:p>
          </table:table-cell>
          <table:table-cell office:value-type="float" office:value="18.825234999999999" table:style-name="ce1">
            <text:p>18,825235</text:p>
          </table:table-cell>
          <table:table-cell office:value-type="float" office:value="18.823307" table:style-name="ce7">
            <text:p>18,823307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/>
          <table:table-cell office:value-type="float" office:value="1.9199991999999999" table:style-name="ce2">
            <text:p>1,9199992</text:p>
          </table:table-cell>
          <table:table-cell office:value-type="float" office:value="18.813359999999999" table:style-name="ce1">
            <text:p>18,81336</text:p>
          </table:table-cell>
          <table:table-cell office:value-type="float" office:value="18.574418999999999" table:style-name="ce3">
            <text:p>18,574419</text:p>
          </table:table-cell>
          <table:table-cell office:value-type="float" office:value="18.611013" table:style-name="ce4">
            <text:p>18,611013</text:p>
          </table:table-cell>
          <table:table-cell office:value-type="float" office:value="18.629750000000001" table:style-name="ce1">
            <text:p>18,62975</text:p>
          </table:table-cell>
          <table:table-cell office:value-type="float" office:value="18.627956000000001" table:style-name="ce7">
            <text:p>18,627956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/>
          <table:table-cell office:value-type="float" office:value="1.9599991999999999" table:style-name="ce2">
            <text:p>1,9599992</text:p>
          </table:table-cell>
          <table:table-cell office:value-type="float" office:value="18.621442999999999" table:style-name="ce1">
            <text:p>18,621443</text:p>
          </table:table-cell>
          <table:table-cell office:value-type="float" office:value="18.393046999999999" table:style-name="ce3">
            <text:p>18,393047</text:p>
          </table:table-cell>
          <table:table-cell office:value-type="float" office:value="18.423953999999998" table:style-name="ce4">
            <text:p>18,423954</text:p>
          </table:table-cell>
          <table:table-cell office:value-type="float" office:value="18.441942000000001" table:style-name="ce1">
            <text:p>18,441942</text:p>
          </table:table-cell>
          <table:table-cell office:value-type="float" office:value="18.440289" table:style-name="ce7">
            <text:p>18,440289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/>
          <table:table-cell office:value-type="float" office:value="1.9999992" table:style-name="ce2">
            <text:p>1,9999992</text:p>
          </table:table-cell>
          <table:table-cell office:value-type="float" office:value="18.437847000000001" table:style-name="ce1">
            <text:p>18,437847</text:p>
          </table:table-cell>
          <table:table-cell office:value-type="float" office:value="18.219260999999999" table:style-name="ce3">
            <text:p>18,219261</text:p>
          </table:table-cell>
          <table:table-cell office:value-type="float" office:value="18.244768000000001" table:style-name="ce4">
            <text:p>18,244768</text:p>
          </table:table-cell>
          <table:table-cell office:value-type="float" office:value="18.261990000000001" table:style-name="ce1">
            <text:p>18,26199</text:p>
          </table:table-cell>
          <table:table-cell office:value-type="float" office:value="18.260475" table:style-name="ce7">
            <text:p>18,260475</text:p>
          </table:table-cell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table:number-columns-repeated="3"/>
          <table:table-cell table:style-name="ce2"/>
          <table:table-cell table:style-name="ce1"/>
          <table:table-cell table:style-name="ce3"/>
          <table:table-cell table:style-name="ce4"/>
          <table:table-cell table:number-columns-repeated="16377" table:style-name="ce1"/>
        </table:table-row>
        <table:table-row table:style-name="ro1">
          <table:table-cell table:number-columns-repeated="3"/>
          <table:table-cell table:style-name="ce2"/>
          <table:table-cell table:style-name="ce1"/>
          <table:table-cell table:style-name="ce3"/>
          <table:table-cell table:style-name="ce4"/>
          <table:table-cell table:style-name="ce1"/>
          <table:table-cell table:style-name="ce7"/>
          <table:table-cell table:style-name="ce5"/>
          <table:table-cell table:style-name="ce1"/>
          <table:table-cell table:style-name="ce6"/>
          <table:table-cell table:number-columns-repeated="16372"/>
        </table:table-row>
        <table:table-row table:number-rows-repeated="11" table:style-name="ro1">
          <table:table-cell table:number-columns-repeated="3"/>
          <table:table-cell table:style-name="ce2"/>
          <table:table-cell table:style-name="ce1"/>
          <table:table-cell table:style-name="ce3"/>
          <table:table-cell table:style-name="ce4"/>
          <table:table-cell table:style-name="ce1"/>
          <table:table-cell table:style-name="ce7"/>
          <table:table-cell table:number-columns-repeated="2" table:style-name="ce1"/>
          <table:table-cell table:style-name="ce6"/>
          <table:table-cell table:number-columns-repeated="16372"/>
        </table:table-row>
        <table:table-row table:number-rows-repeated="10" table:style-name="ro1">
          <table:table-cell table:number-columns-repeated="3"/>
          <table:table-cell table:style-name="ce2"/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number-rows-repeated="6" table:style-name="ro1">
          <table:table-cell table:number-columns-repeated="3"/>
          <table:table-cell table:number-columns-repeated="3" table:style-name="ce1"/>
          <table:table-cell table:style-name="ce4"/>
          <table:table-cell table:number-columns-repeated="16377"/>
        </table:table-row>
        <table:table-row table:number-rows-repeated="51" table:style-name="ro1">
          <table:table-cell table:number-columns-repeated="16384"/>
        </table:table-row>
        <table:table-row table:number-rows-repeated="29" table:style-name="ro1">
          <table:table-cell table:number-columns-repeated="3"/>
          <table:table-cell table:style-name="ce2"/>
          <table:table-cell table:number-columns-repeated="16380"/>
        </table:table-row>
        <table:table-row table:number-rows-repeated="104841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Neutral_32_2" style:display-name="Neutral 2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color="#000000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oscar</meta:initial-creator>
    <dc:creator>oscar</dc:creator>
    <meta:creation-date>2022-03-08T23:33:56Z</meta:creation-date>
    <dc:date>2022-03-09T10:39:5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maximum="2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maximum="27" chart:minimum="17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one" chart:connect-bars="false" chart:interpolation="cubic-splin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Energia con rozamiento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Hoja1.$E$1" chart:values-cell-range-address="Hoja1.$E$2:.$E$51" chart:class="chart:scatter" chart:attached-axis="primary-y" chart:style-name="G0S0">
            <chart:domain table:cell-range-address="Hoja1.$D$2:.$D$51"/>
            <chart:data-point chart:repeated="50"/>
          </chart:series>
          <chart:series chart:label-cell-address="Hoja1.$F$1" chart:values-cell-range-address="Hoja1.$F$2:.$F$51" chart:class="chart:scatter" chart:attached-axis="primary-y" chart:style-name="G0S1">
            <chart:domain table:cell-range-address="Hoja1.$D$2:.$D$51"/>
            <chart:data-point chart:repeated="50"/>
          </chart:series>
          <chart:series chart:label-cell-address="Hoja1.$G$1" chart:values-cell-range-address="Hoja1.$G$2:.$G$51" chart:class="chart:scatter" chart:attached-axis="primary-y" chart:style-name="G0S2">
            <chart:domain table:cell-range-address="Hoja1.$D$2:.$D$51"/>
            <chart:data-point chart:repeated="50"/>
          </chart:series>
          <chart:series chart:label-cell-address="Hoja1.$H$1" chart:values-cell-range-address="Hoja1.$H$2:.$H$51" chart:class="chart:scatter" chart:attached-axis="primary-y" chart:style-name="G0S3">
            <chart:domain table:cell-range-address="Hoja1.$D$2:.$D$51"/>
            <chart:data-point chart:repeated="50"/>
          </chart:series>
          <chart:series chart:label-cell-address="Hoja1.$I$1" chart:values-cell-range-address="Hoja1.$I$2:.$I$51" chart:class="chart:scatter" chart:attached-axis="primary-y" chart:style-name="G0S4">
            <chart:domain table:cell-range-address="Hoja1.$D$2:.$D$51"/>
            <chart:data-point chart:repeated="5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